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dc7" officeooo:paragraph-rsid="00174d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ssh login without password</text:p>
      <text:p text:style-name="P1">set server name /etc/hosts</text:p>
      <text:p text:style-name="P1">ssh-keygen</text:p>
      <text:p text:style-name="P1">ssh-copy-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8:03:58.540345982</meta:creation-date>
    <dc:date>2016-11-26T18:05:11.914399019</dc:date>
    <meta:editing-duration>PT1M13S</meta:editing-duration>
    <meta:editing-cycles>1</meta:editing-cycles>
    <meta:document-statistic meta:table-count="0" meta:image-count="0" meta:object-count="0" meta:page-count="1" meta:paragraph-count="4" meta:word-count="11" meta:character-count="76" meta:non-whitespace-character-count="69"/>
    <meta:generator>LibreOffice/5.1.2.2$Linux_X86_64 LibreOffice_project/10m0$Build-2</meta:generator>
  </office:meta>
</office:document-meta>
</file>